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960000004BFB83E36E.png"/>
  <manifest:file-entry manifest:media-type="image/png" manifest:full-path="Pictures/100000000000020D000001C01A08935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00004d" draw:textarea-horizontal-align="justify" draw:textarea-vertical-align="middle" draw:auto-grow-height="false"/>
    </style:style>
    <style:style style:name="gr4" style:family="graphic" style:parent-style-name="standard">
      <style:graphic-properties draw:fill-color="#e6e6ff" draw:textarea-horizontal-align="center" draw:textarea-vertical-align="middle"/>
    </style:style>
    <style:style style:name="gr5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00ff00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visible" draw:shadow-offset-x="0.1cm" draw:shadow-offset-y="0.1cm" draw:shadow-color="#868686" draw:shadow-opacity="100%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 style:writing-mode="lr-tb">
        <style:tab-stops/>
      </style:paragraph-properties>
    </style:style>
    <style:style style:name="P3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T1" style:family="text">
      <style:text-properties fo:font-family="'Arial Black'" style:font-family-generic="roman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ellipse draw:style-name="gr1" draw:text-style-name="P1" draw:layer="layout" svg:width="6.5cm" svg:height="6.696cm" svg:x="8.201cm" svg:y="3.47cm">
            <text:p/>
          </draw:ellipse>
          <draw:frame draw:style-name="gr2" draw:text-style-name="P1" draw:layer="layout" svg:width="6.79cm" svg:height="5.74cm" svg:x="8.056cm" svg:y="3.948cm">
            <draw:image xlink:href="Pictures/10000000000000960000004BFB83E36E.png" xlink:type="simple" xlink:show="embed" xlink:actuate="onLoad">
              <text:p/>
            </draw:image>
          </draw:frame>
          <draw:custom-shape draw:style-name="gr3" draw:text-style-name="P1" draw:layer="layout" svg:width="11cm" svg:height="10.136cm" svg:x="5.951cm" svg:y="1.75cm">
            <text:p/>
            <draw:enhanced-geometry svg:viewBox="0 0 21600 21600" draw:glue-points="10800 0 3163 3163 0 10800 3163 18437 10800 21600 18437 18437 21600 10800 18437 3163" draw:text-areas="3163 3163 18437 18437" draw:type="ring" draw:modifiers="4908.19098408466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ircle draw:style-name="gr4" draw:text-style-name="P1" draw:layer="layout" svg:width="0.25cm" svg:height="0.25cm" svg:x="6.75cm" svg:y="7.75cm">
            <text:p/>
          </draw:circle>
          <draw:custom-shape draw:style-name="gr5" draw:text-style-name="P3" draw:layer="layout" svg:width="27.5cm" svg:height="15.5cm" svg:x="-2.5cm" svg:y="-7cm">
            <text:p text:style-name="P2"><text:span text:style-name="T1">OpenLCB</text:span></text:p>
  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arch-down-pour" draw:modifiers="60.364005934489 6767.46085402029" draw:enhanced-path="A ?f5 ?f5 ?f11 ?f11 ?f10 ?f9 ?f8 ?f9 N A 0 0 21600 21600 ?f4 ?f3 ?f2 ?f3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?f5 *cos($0 *(pi/180))"/>
              <draw:equation draw:name="f7" draw:formula="?f5 *sin($0 *(pi/180))"/>
              <draw:equation draw:name="f8" draw:formula="?f6 +10800"/>
              <draw:equation draw:name="f9" draw:formula="?f7 +10800"/>
              <draw:equation draw:name="f10" draw:formula="21600-?f8 "/>
              <draw:equation draw:name="f11" draw:formula="21600-?f5 "/>
              <draw:handle draw:handle-position="$1 $0" draw:handle-polar="10800 10800" draw:handle-radius-range-minimum="0" draw:handle-radius-range-maximum="10800"/>
            </draw:enhanced-geometry>
          </draw:custom-shape>
          <draw:circle draw:style-name="gr4" draw:text-style-name="P1" draw:layer="layout" svg:width="0.25cm" svg:height="0.25cm" svg:x="9cm" svg:y="3cm">
            <text:p/>
          </draw:circle>
          <draw:circle draw:style-name="gr4" draw:text-style-name="P1" draw:layer="layout" svg:width="0.25cm" svg:height="0.25cm" svg:x="13.75cm" svg:y="3.75cm">
            <text:p/>
          </draw:circle>
          <draw:circle draw:style-name="gr4" draw:text-style-name="P1" draw:layer="layout" svg:width="0.15cm" svg:height="0.15cm" svg:x="8.75cm" svg:y="4.25cm">
            <text:p/>
          </draw:circle>
          <draw:circle draw:style-name="gr4" draw:text-style-name="P1" draw:layer="layout" svg:width="0.25cm" svg:height="0.25cm" svg:x="16.5cm" svg:y="7.5cm">
            <text:p/>
          </draw:circle>
          <draw:circle draw:style-name="gr4" draw:text-style-name="P1" draw:layer="layout" svg:width="0.2cm" svg:height="0.2cm" svg:x="9.75cm" svg:y="9.5cm">
            <text:p/>
          </draw:circle>
        </draw:g>
        <draw:frame draw:style-name="gr2" draw:text-style-name="P1" draw:layer="layout" svg:width="4.073cm" svg:height="3.751cm" svg:x="5.427cm" svg:y="13.749cm">
          <draw:image xlink:href="Pictures/100000000000020D000001C01A08935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ffffff" draw:end-color="#800000" draw:start-intensity="100%" draw:end-intensity="100%" draw:angle="450" draw:border="40%"/>
    <draw:gradient draw:name="Gradient_20_8" draw:display-name="Gradient 8" draw:style="linear" draw:start-color="#ffffff" draw:end-color="#000080" draw:start-intensity="100%" draw:end-intensity="100%" draw:angle="450" draw:border="0%"/>
    <draw:gradient draw:name="Gradient_20_9" draw:display-name="Gradient 9" draw:style="linear" draw:start-color="#ffffff" draw:end-color="#800000" draw:start-intensity="55%" draw:end-intensity="100%" draw:angle="450" draw:border="0%"/>
    <draw:hatch draw:name="Red_20_Crossed_20_45_20_Degrees" draw:display-name="Red Crossed 45 Degrees" draw:style="double" draw:color="#800000" draw:distance="0.076cm" draw:rotation="45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initial-creator>David Harris</meta:initial-creator>
    <meta:creation-date>2009-11-08T20:20:34</meta:creation-date>
    <dc:date>2009-11-08T21:06:11</dc:date>
    <dc:creator>David Harris</dc:creator>
    <meta:editing-duration>PT00H14M27S</meta:editing-duration>
    <meta:editing-cycles>1</meta:editing-cycles>
    <meta:document-statistic meta:object-count="12"/>
    <meta:generator>OpenOffice.org/3.1$Unix OpenOffice.org_project/310m11$Build-9399</meta:generator>
  </office:meta>
</office:document-meta>
</file>